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2.336cm" svg:height="18.636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327cm" fo:page-height="18.6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2T20:48:24</meta:creation-date>
    <dc:date>2012-08-22T20:52:47</dc:date>
    <meta:editing-duration>P0D</meta:editing-duration>
    <meta:editing-cycles>1</meta:editing-cycles>
    <meta:document-statistic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37cm" svg:height="18.637cm" xlink:href="." xlink:type="simple" chart:class="chart:radar" chart:style-name="ch1">
        <chart:title svg:x="9.458cm" svg:y="0.508cm" chart:style-name="ch2">
          <text:p>Artificial Results</text:p>
        </chart:title>
        <chart:legend chart:legend-position="end" svg:x="19.776cm" svg:y="8.521cm" style:legend-expansion="high" chart:style-name="ch3"/>
        <chart:plot-area chart:style-name="ch4" chart:data-source-has-labels="both" svg:x="0.896cm" svg:y="2.031cm" svg:width="18.434cm" svg:height="15.814cm">
          <chartooo:coordinate-region svg:x="3.945cm" svg:y="3.993cm" svg:width="13.342cm" svg:height="13.342cm"/>
          <chart:axis chart:dimension="x" chart:name="primary-x" chart:style-name="ch5" chartooo:axis-type="auto">
            <chartooo:date-scale/>
            <chart:categories table:cell-range-address="local-table.$B$1:.$D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D$2" chart:label-cell-address="local-table.$A$2" chart:class="chart:radar">
            <chart:data-point chart:repeated="3"/>
          </chart:series>
          <chart:series chart:style-name="ch9" chart:values-cell-range-address="local-table.$B$3:.$D$3" chart:label-cell-address="local-table.$A$3" chart:class="chart:radar">
            <chart:data-point chart:repeated="3"/>
          </chart:series>
          <chart:series chart:style-name="ch10" chart:values-cell-range-address="local-table.$B$4:.$D$4" chart:label-cell-address="local-table.$A$4" chart:class="chart:rad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eanColumnValue</text:p>
              </table:table-cell>
              <table:table-cell office:value-type="string">
                <text:p> substitutionEvents</text:p>
              </table:table-cell>
              <table:table-cell office:value-type="string">
                <text:p> inDelEvents</text:p>
              </table:table-cell>
            </table:table-row>
          </table:table-header-rows>
          <table:table-rows>
            <table:table-row>
              <table:table-cell office:value-type="string">
                <text:p>mafft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cca-10</text:p>
              </table:table-cell>
              <table:table-cell office:value-type="float" office:value="1.00972624695176">
                <text:p>1.00972624695176</text:p>
              </table:table-cell>
              <table:table-cell office:value-type="float" office:value="1.06559220389805">
                <text:p>1.06559220389805</text:p>
              </table:table-cell>
              <table:table-cell office:value-type="float" office:value="1.11942395504039">
                <text:p>1.11942395504039</text:p>
              </table:table-cell>
            </table:table-row>
            <table:table-row>
              <table:table-cell office:value-type="string">
                <text:p>einsi</text:p>
              </table:table-cell>
              <table:table-cell office:value-type="float" office:value="1.00646469851623">
                <text:p>1.00646469851623</text:p>
              </table:table-cell>
              <table:table-cell office:value-type="float" office:value="1.02997916855357">
                <text:p>1.02997916855357</text:p>
              </table:table-cell>
              <table:table-cell office:value-type="float" office:value="1.10659722222222">
                <text:p>1.10659722222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